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P98" style:family="paragraph" style:parent-style-name="Heading_20_2" style:list-style-name="">
      <style:text-properties officeooo:rsid="004e389e" officeooo:paragraph-rsid="004e389e"/>
    </style:style>
    <style:style style:name="P99" style:family="paragraph" style:parent-style-name="Heading_20_2">
      <style:paragraph-properties fo:break-before="page"/>
      <style:text-properties officeooo:rsid="004e389e" officeooo:paragraph-rsid="004e389e"/>
    </style:style>
    <style:style style:name="P100" style:family="paragraph" style:parent-style-name="Text_20_body">
      <style:text-properties officeooo:rsid="004e389e" officeooo:paragraph-rsid="004e389e"/>
    </style:style>
    <style:style style:name="P101" style:family="paragraph" style:parent-style-name="Text_20_body">
      <style:text-properties officeooo:rsid="005303dd" officeooo:paragraph-rsid="005303dd"/>
    </style:style>
    <style:style style:name="P102" style:family="paragraph" style:parent-style-name="Text_20_body">
      <style:text-properties officeooo:rsid="0053416f" officeooo:paragraph-rsid="0053416f"/>
    </style:style>
    <style:style style:name="P103" style:family="paragraph" style:parent-style-name="Text_20_body">
      <style:text-properties officeooo:rsid="0053c76e" officeooo:paragraph-rsid="0053c76e"/>
    </style:style>
    <style:style style:name="P104" style:family="paragraph" style:parent-style-name="Heading_20_2" style:list-style-name="">
      <style:text-properties officeooo:rsid="0054b986" officeooo:paragraph-rsid="0054b986"/>
    </style:style>
    <style:style style:name="P105" style:family="paragraph" style:parent-style-name="Heading_20_2">
      <style:paragraph-properties fo:break-before="page"/>
      <style:text-properties officeooo:rsid="0054b986" officeooo:paragraph-rsid="0054b986"/>
    </style:style>
    <style:style style:name="P106" style:family="paragraph" style:parent-style-name="Text_20_body">
      <style:text-properties officeooo:rsid="0054b986" officeooo:paragraph-rsid="0054b986"/>
    </style:style>
    <style:style style:name="P107" style:family="paragraph" style:parent-style-name="Text_20_body">
      <style:text-properties officeooo:rsid="0056b151" officeooo:paragraph-rsid="0056b151"/>
    </style:style>
    <style:style style:name="P108" style:family="paragraph" style:parent-style-name="Text_20_body">
      <style:text-properties officeooo:rsid="0056ee4e" officeooo:paragraph-rsid="0056ee4e"/>
    </style:style>
    <style:style style:name="P109" style:family="paragraph" style:parent-style-name="Heading_20_2">
      <style:paragraph-properties fo:break-before="page"/>
    </style:style>
    <style:style style:name="P110" style:family="paragraph" style:parent-style-name="Text_20_body">
      <style:text-properties officeooo:rsid="005a2a62" officeooo:paragraph-rsid="005a2a62"/>
    </style:style>
    <style:style style:name="P111" style:family="paragraph" style:parent-style-name="Text_20_body">
      <style:text-properties officeooo:rsid="005a9fb3" officeooo:paragraph-rsid="005a9fb3"/>
    </style:style>
    <style:style style:name="P112"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3" style:family="paragraph" style:parent-style-name="Text_20_body">
      <style:text-properties officeooo:rsid="005b3a3e" officeooo:paragraph-rsid="005b3a3e"/>
    </style:style>
    <style:style style:name="P114" style:family="paragraph" style:parent-style-name="Heading_20_2" style:list-style-name="">
      <style:text-properties officeooo:rsid="005b3a3e" officeooo:paragraph-rsid="005b3a3e"/>
    </style:style>
    <style:style style:name="P115" style:family="paragraph" style:parent-style-name="Heading_20_2">
      <style:paragraph-properties fo:break-before="page"/>
      <style:text-properties officeooo:rsid="005b3a3e" officeooo:paragraph-rsid="005b3a3e"/>
    </style:style>
    <style:style style:name="P116" style:family="paragraph" style:parent-style-name="Text_20_body">
      <style:text-properties officeooo:rsid="005bc77e" officeooo:paragraph-rsid="005bc77e"/>
    </style:style>
    <style:style style:name="P117" style:family="paragraph" style:parent-style-name="Text_20_body">
      <style:text-properties officeooo:rsid="005d0c38" officeooo:paragraph-rsid="005d0c38"/>
    </style:style>
    <style:style style:name="P118" style:family="paragraph" style:parent-style-name="Heading_20_2" style:list-style-nam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69eb1"/>
    </style:style>
    <style:style style:name="T30" style:family="text">
      <style:text-properties officeooo:rsid="00483870"/>
    </style:style>
    <style:style style:name="T31" style:family="text">
      <style:text-properties officeooo:rsid="00477b73"/>
    </style:style>
    <style:style style:name="T32" style:family="text">
      <style:text-properties officeooo:rsid="0048bfde"/>
    </style:style>
    <style:style style:name="T33" style:family="text">
      <style:text-properties officeooo:rsid="0055ff89"/>
    </style:style>
    <style:style style:name="T34" style:family="text">
      <style:text-properties officeooo:rsid="0056405e"/>
    </style:style>
    <style:style style:name="T35" style:family="text">
      <style:text-properties fo:color="#c77dbb" loext:opacity="100%" style:font-name="JetBrains Mono" fo:font-size="10pt" fo:font-style="normal" fo:font-weight="normal" officeooo:rsid="00583df8" style:font-size-asian="10pt" style:font-style-asian="normal" style:font-weight-asian="normal"/>
    </style:style>
    <style:style style:name="T36" style:family="text">
      <style:text-properties officeooo:rsid="0056ebc4"/>
    </style:style>
    <style:style style:name="T37" style:family="text">
      <style:text-properties officeooo:rsid="005a9fb3"/>
    </style:style>
    <style:style style:name="T38" style:family="text">
      <style:text-properties officeooo:rsid="005ba27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9"><text:span text:style-name="T29">Make trimable in ItemTagProvider:</text:span></text:p>
      <table:table table:name="Table56" table:style-name="Table56">
        <table:table-column table:style-name="Table56.A"/>
        <table:table-row>
          <table:table-cell table:style-name="Table56.A1" office:value-type="string">
            <text:p text:style-name="P90"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1"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2" text:outline-level="2"/>
      <text:h text:style-name="P93" text:outline-level="2"><text:bookmark-start text:name="__RefHeading___Toc9096_894467295"/>18: Full Armor Effect <text:span text:style-name="T30">(Armor Bonus)</text:span><text:bookmark-end text:name="__RefHeading___Toc9096_894467295"/></text:h>
      <text:p text:style-name="P87">Video: <text:a xlink:type="simple" xlink:href="https://www.youtube.com/watch?v=EYwyKCfl2ag" text:style-name="Internet_20_link" text:visited-style-name="Visited_20_Internet_20_Link"><text:span text:style-name="T31">Click Here</text:span></text:a> </text:p>
      <text:p text:style-name="P94">Added <text:span text:style-name="T32">status e</text:span>ffect<text:span text:style-name="T32">(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text:bookmark-start text:name="__RefHeading___Toc9098_894467295"/>19: Custom Horse Armor<text:bookmark-end text:name="__RefHeading___Toc9098_894467295"/></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text:p text:style-name="P97"/>
      <text:h text:style-name="P98" text:outline-level="2"/>
      <text:h text:style-name="P99" text:outline-level="2"><text:bookmark-start text:name="__RefHeading___Toc9100_894467295"/>20: Custom Armor Trims and Trim Materials<text:bookmark-end text:name="__RefHeading___Toc9100_894467295"/></text:h>
      <text:p text:style-name="P100">Video: <text:a xlink:type="simple" xlink:href="https://www.youtube.com/watch?v=R4amfUroE90" text:style-name="Internet_20_link" text:visited-style-name="Visited_20_Internet_20_Link">Click Here</text:a> </text:p>
      <text:p text:style-name="P101">Create the Custom Smithing Template</text:p>
      <text:p text:style-name="P101">- Register in ModItem.Java, ModModels, lang, etc</text:p>
      <text:p text:style-name="P101">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1"/>
      <text:p text:style-name="P101">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1"/>
      <text:p text:style-name="P101"><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1">textures.trims.color_palettes and textures.trims.models.armor</text:p>
      <text:p text:style-name="P101">the palette and image models go in there corresponding directories.</text:p>
      <text:p text:style-name="P101"/>
      <text:p text:style-name="P102">Add resources.assets.minecraft.atlases.armor_trims.json</text:p>
      <text:p text:style-name="P102">This allows for all the permutations to be available and can be copied from the git repo.</text:p>
      <text:p text:style-name="P102"/>
      <text:p text:style-name="P102">Create a new Data Generation class to generator the registry files:</text:p>
      <text:p text:style-name="P102">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3"><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3"/>
      <text:p text:style-name="P103">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3"/>
      <text:h text:style-name="P104" text:outline-level="2"/>
      <text:h text:style-name="P105" text:outline-level="2">21: <text:span text:style-name="T33">Model Predicates</text:span></text:h>
      <text:p text:style-name="P106">Video: <text:a xlink:type="simple" xlink:href="https://www.youtube.com/watch?v=8MDZmc8ri8s" text:style-name="Internet_20_link" text:visited-style-name="Visited_20_Internet_20_Link"><text:span text:style-name="T34">Click here</text:span></text:a></text:p>
      <text:p text:style-name="P107">Change Textures of an item based on variables attached to the item.</text:p>
      <text:p text:style-name="P107"/>
      <text:p text:style-name="P107">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7"/>
      <text:p text:style-name="P107">Remove the chisel from ModModelProvider.java since we need custom json file</text:p>
      <text:p text:style-name="P107">copy the chisel.json file from the generated directory into assets.tutorialmod.models.item. Directoy</text:p>
      <text:p text:style-name="P107">Ad a second json for the alternate texture.</text:p>
      <text:p text:style-name="P107">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5">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7">Points to the alternate texture when the predicate has the desired value.</text:p>
      <text:p text:style-name="P107"><text:line-break/><text:span text:style-name="T36">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7"/>
      <text:p text:style-name="P108">*NOTE: Capitalization matters in the json files. If they are capitalized they will be ignored.</text:p>
      <text:h text:style-name="P109" text:outline-level="2">22: Custom Bow</text:h>
      <text:p text:style-name="P110">Video: <text:a xlink:type="simple" xlink:href="https://www.youtube.com/watch?v=J8d2RWhNJ6I" text:style-name="Internet_20_link" text:visited-style-name="Visited_20_Internet_20_Link"><text:span text:style-name="T37">Click Here</text:span></text:a> </text:p>
      <text:p text:style-name="P111">Register Item in ModItems, ItemGroups and lang.</text:p>
      <text:p text:style-name="P111">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2" loext:marker-style-name="T5">}</text:p>
          </table:table-cell>
        </table:table-row>
      </table:table>
      <text:p text:style-name="P111"/>
      <text:p text:style-name="P113">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3"/>
      <text:p text:style-name="P113">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3"/>
      <text:h text:style-name="P114" text:outline-level="2"/>
      <text:h text:style-name="P115" text:outline-level="2">23: Events</text:h>
      <text:p text:style-name="P113">Video: <text:a xlink:type="simple" xlink:href="https://www.youtube.com/watch?v=RzqBoHGEgOY" text:style-name="Internet_20_link" text:visited-style-name="Visited_20_Internet_20_Link"><text:span text:style-name="T38">Click here</text:span></text:a> </text:p>
      <text:p text:style-name="P116">There are a few events avaliable but the important ones are:<text:line-break/>AttackEntity.AttackBlock, UseOnEntity,UseOn,Block, UseItem.</text:p>
      <text:p text:style-name="P116"/>
      <text:p text:style-name="P116">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6"/>
      <text:p text:style-name="P117">Note that you need to insure you specify either client or server otherwise evethying will send twice.</text:p>
      <text:h text:style-name="P118" text:outline-level="2"/>
      <text:h text:style-name="P109" text:outline-level="2">24: Custom Sounds</text:h>
      <text:p text:style-name="P117">Video: <text:a xlink:type="simple" xlink:href="https://www.youtube.com/watch?v=CuJ8Pp4aw68" text:style-name="Internet_20_link" text:visited-style-name="Visited_20_Internet_20_Link">Click Here</text:a> </text:p>
      <text:p text:style-name="P1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6T23:16:47.328026700</dc:date>
    <meta:editing-duration>P1DT8H9M11S</meta:editing-duration>
    <meta:editing-cycles>46</meta:editing-cycles>
    <meta:document-statistic meta:table-count="69" meta:image-count="4" meta:object-count="0" meta:page-count="46" meta:paragraph-count="330" meta:word-count="5072" meta:character-count="58737" meta:non-whitespace-character-count="48331"/>
  </office:meta>
</office:document-meta>
</file>